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5.101cm"/>
    </style:style>
    <style:style style:name="co4" style:family="table-column">
      <style:table-column-properties fo:break-before="auto" style:column-width="8.941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4.447cm"/>
    </style:style>
    <style:style style:name="co8" style:family="table-column">
      <style:table-column-properties fo:break-before="auto" style:column-width="4.556cm"/>
    </style:style>
    <style:style style:name="co9" style:family="table-column">
      <style:table-column-properties fo:break-before="auto" style:column-width="1.397cm"/>
    </style:style>
    <style:style style:name="co10" style:family="table-column">
      <style:table-column-properties fo:break-before="auto" style:column-width="2.05cm"/>
    </style:style>
    <style:style style:name="co11" style:family="table-column">
      <style:table-column-properties fo:break-before="auto" style:column-width="2.84cm"/>
    </style:style>
    <style:style style:name="co12" style:family="table-column">
      <style:table-column-properties fo:break-before="auto" style:column-width="1.016cm"/>
    </style:style>
    <style:style style:name="co13" style:family="table-column">
      <style:table-column-properties fo:break-before="auto" style:column-width="6.708cm"/>
    </style:style>
    <style:style style:name="co14" style:family="table-column">
      <style:table-column-properties fo:break-before="auto" style:column-width="6.816cm"/>
    </style:style>
    <style:style style:name="co15" style:family="table-column">
      <style:table-column-properties fo:break-before="auto" style:column-width="1.369cm"/>
    </style:style>
    <style:style style:name="co16" style:family="table-column">
      <style:table-column-properties fo:break-before="auto" style:column-width="1.942cm"/>
    </style:style>
    <style:style style:name="co17" style:family="table-column">
      <style:table-column-properties fo:break-before="auto" style:column-width="3.059cm"/>
    </style:style>
    <style:style style:name="co18" style:family="table-column">
      <style:table-column-properties fo:break-before="auto" style:column-width="5.237cm"/>
    </style:style>
    <style:style style:name="co19" style:family="table-column">
      <style:table-column-properties fo:break-before="auto" style:column-width="5.346cm"/>
    </style:style>
    <style:style style:name="co20" style:family="table-column">
      <style:table-column-properties fo:break-before="auto" style:column-width="7.497cm"/>
    </style:style>
    <style:style style:name="co21" style:family="table-column">
      <style:table-column-properties fo:break-before="auto" style:column-width="7.606cm"/>
    </style:style>
    <style:style style:name="co22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 style:data-style-name="N1"/>
    <style:style style:name="ce5" style:family="table-cell" style:parent-style-name="Default" style:data-style-name="N4"/>
    <style:style style:name="gr1" style:family="graphic">
      <style:graphic-properties draw:ole-draw-aspect="1"/>
    </style:style>
    <style:style style:name="T1" style:family="text">
      <style:text-properties style:font-name="Symbol"/>
    </style:style>
  </office:automatic-styles>
  <office:body>
    <office:spreadsheet>
      <table:table table:name="prueb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Jmeter 1</text:p>
          </table:table-cell>
          <table:table-cell office:value-type="string">
            <text:p>worker1</text:p>
          </table:table-cell>
          <table:table-cell office:value-type="string">
            <text:p>(rocha)</text:p>
          </table:table-cell>
          <table:table-cell office:value-type="string">
            <text:p>Nodo1 + apache + jmeter1</text:p>
          </table:table-cell>
          <table:table-cell table:number-columns-repeated="15"/>
        </table:table-row>
        <table:table-row table:style-name="ro1">
          <table:table-cell office:value-type="string">
            <text:p>Jmeter 2</text:p>
          </table:table-cell>
          <table:table-cell office:value-type="string">
            <text:p>worker2</text:p>
          </table:table-cell>
          <table:table-cell office:value-type="string">
            <text:p>(martin)</text:p>
          </table:table-cell>
          <table:table-cell office:value-type="string">
            <text:p>Nodo2 + jmeter2</text:p>
          </table:table-cell>
          <table:table-cell table:number-columns-repeated="15"/>
        </table:table-row>
        <table:table-row table:style-name="ro1">
          <table:table-cell office:value-type="string">
            <text:p>Jmeter 3</text:p>
          </table:table-cell>
          <table:table-cell office:value-type="string">
            <text:p>basededatos</text:p>
          </table:table-cell>
          <table:table-cell office:value-type="string">
            <text:p>(montevideo)</text:p>
          </table:table-cell>
          <table:table-cell office:value-type="string">
            <text:p>Basededatos + jmeter3</text:p>
          </table:table-cell>
          <table:table-cell table:number-columns-repeated="15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table:number-columns-repeated="13"/>
        </table:table-row>
        <table:table-row table:style-name="ro2">
          <table:table-cell office:value-type="string">
            <text:p>Bucl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Bucl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*</text:p>
          </table:table-cell>
          <table:table-cell table:number-columns-repeated="12"/>
        </table:table-row>
        <table:table-row table:style-name="ro2"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2"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2">
          <table:table-cell table:number-columns-repeated="19"/>
        </table:table-row>
        <table:table-row table:style-name="ro2">
          <table:table-cell office:value-type="string">
            <text:p>Rendimiento</text:p>
          </table:table-cell>
          <table:table-cell office:value-type="string">
            <text:p>[resquests/segundo]</text:p>
          </table:table-cell>
          <table:table-cell table:number-columns-repeated="17"/>
        </table:table-row>
        <table:table-row table:style-name="ro2">
          <table:table-cell office:value-type="string">
            <text:p>Media</text:p>
          </table:table-cell>
          <table:table-cell office:value-type="string">
            <text:p>[milisegundos]</text:p>
          </table:table-cell>
          <table:table-cell table:number-columns-repeated="17"/>
        </table:table-row>
        <table:table-row table:style-name="ro2">
          <table:table-cell office:value-type="string">
            <text:p>Desviación estándar</text:p>
          </table:table-cell>
          <table:table-cell office:value-type="string">
            <text:p>[milisegundos]</text:p>
          </table:table-cell>
          <table:table-cell table:number-columns-repeated="17"/>
        </table:table-row>
        <table:table-row table:style-name="ro2">
          <table:table-cell table:number-columns-repeated="19"/>
        </table:table-row>
        <table:table-row table:style-name="ro2">
          <table:table-cell table:style-name="ce1" office:value-type="string">
            <text:p>Prueba #</text:p>
          </table:table-cell>
          <table:table-cell table:style-name="ce1" office:value-type="string">
            <text:p>Nombre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Archivo</text:p>
          </table:table-cell>
          <table:table-cell table:number-columns-repeated="12"/>
          <table:table-cell table:style-name="ce1"/>
          <table:table-cell table:number-columns-repeated="2"/>
        </table:table-row>
        <table:table-row table:style-name="ro2">
          <table:table-cell office:value-type="string">
            <text:p>LT (Load Test)</text:p>
          </table:table-cell>
          <table:table-cell/>
          <table:table-cell office:value-type="string">
            <text:p>Carga: Mucha base de datos</text:p>
          </table:table-cell>
          <table:table-cell office:value-type="string">
            <text:p>HttpProxy - Test Plan - Prueba completa.jmx</text:p>
          </table:table-cell>
          <table:table-cell office:value-type="string">
            <text:p>*</text:p>
          </table:table-cell>
          <table:table-cell office:value-type="float" office:value="1">
            <text:p>1</text:p>
          </table:table-cell>
          <table:table-cell office:value-type="string">
            <text:p>armada para que se equivalente a 2 bucles</text:p>
          </table:table-cell>
          <table:table-cell table:number-columns-repeated="12"/>
        </table:table-row>
        <table:table-row table:style-name="ro2">
          <table:table-cell office:value-type="string">
            <text:p>NT (Normal Test)</text:p>
          </table:table-cell>
          <table:table-cell/>
          <table:table-cell office:value-type="string">
            <text:p>Poca / Nada de base de datos</text:p>
          </table:table-cell>
          <table:table-cell office:value-type="string">
            <text:p>HttpProxy - Test Plan - Prueba completa Simple.jmx</text:p>
          </table:table-cell>
          <table:table-cell table:number-columns-repeated="15"/>
        </table:table-row>
        <table:table-row table:style-name="ro2">
          <table:table-cell office:value-type="string">
            <text:p>ST (Sync Test)</text:p>
          </table:table-cell>
          <table:table-cell/>
          <table:table-cell office:value-type="string">
            <text:p>Solo sincronización</text:p>
          </table:table-cell>
          <table:table-cell office:value-type="string">
            <text:p>HttpProxy - Test Plan - Prueba de solo sincronizar.jmx</text:p>
          </table:table-cell>
          <table:table-cell table:number-columns-repeated="15"/>
        </table:table-row>
        <table:table-row table:style-name="ro2">
          <table:table-cell office:value-type="string">
            <text:p>NST (No Sync Test)</text:p>
          </table:table-cell>
          <table:table-cell/>
          <table:table-cell office:value-type="string">
            <text:p>Todo menos sincronzación</text:p>
          </table:table-cell>
          <table:table-cell office:value-type="string">
            <text:p>HttpProxy - Test Plan - Prueba SIN sincronizar.jmx</text:p>
          </table:table-cell>
          <table:table-cell table:number-columns-repeated="15"/>
        </table:table-row>
        <table:table-row table:style-name="ro2">
          <table:table-cell table:number-columns-repeated="19"/>
        </table:table-row>
        <table:table-row table:style-name="ro3">
          <table:table-cell office:value-type="string">
            <text:p>Rendimiento <text:span text:style-name="T1">@</text:span> hilos / 10</text:p>
          </table:table-cell>
          <table:table-cell table:number-columns-repeated="18"/>
        </table:table-row>
        <table:table-row table:style-name="ro2" table:number-rows-repeated="1048555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resultados" table:style-name="ta1">
        <table:table-column table:style-name="co12" table:default-cell-style-name="ce2"/>
        <table:table-column table:style-name="co5" table:default-cell-style-name="ce4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3" table:default-cell-style-name="ce5"/>
        <table:table-column table:style-name="co14" table:default-cell-style-name="ce5"/>
        <table:table-column table:style-name="co5" table:default-cell-style-name="ce4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4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3" table:default-cell-style-name="ce5"/>
        <table:table-column table:style-name="co14" table:default-cell-style-name="ce5"/>
        <table:table-column table:style-name="co16" table:default-cell-style-name="ce4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number-columns-repeated="2" table:default-cell-style-name="ce4"/>
        <table:table-row table:style-name="ro2">
          <table:table-cell/>
          <table:table-cell table:style-name="ce3" office:value-type="string" table:number-columns-spanned="6" table:number-rows-spanned="1">
            <text:p>(rocha)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(martin)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3" table:style-name="ce2"/>
          <table:table-cell table:style-name="Default" table:number-columns-repeated="2"/>
          <table:table-cell table:style-name="ce2" table:number-columns-repeated="4"/>
          <table:table-cell table:style-name="Default" table:number-columns-repeated="4"/>
        </table:table-row>
        <table:table-row table:style-name="ro2">
          <table:table-cell/>
          <table:table-cell table:style-name="ce3" office:value-type="string" table:number-columns-spanned="6" table:number-rows-spanned="1">
            <text:p>worker1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worker2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3" table:style-name="ce2"/>
          <table:table-cell table:style-name="Default" table:number-columns-repeated="2"/>
          <table:table-cell table:style-name="ce2" table:number-columns-repeated="4"/>
          <table:table-cell table:style-name="Default" table:number-columns-repeated="4"/>
        </table:table-row>
        <table:table-row table:style-name="ro2">
          <table:table-cell/>
          <table:table-cell table:style-name="ce3" office:value-type="string" table:number-columns-spanned="6" table:number-rows-spanned="1">
            <text:p>Jmeter 1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Jmeter 2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3" table:style-name="ce2"/>
          <table:table-cell table:style-name="Default" table:number-columns-repeated="2"/>
          <table:table-cell table:style-name="ce2" table:number-columns-repeated="4"/>
          <table:table-cell table:style-name="Default" table:number-columns-repeated="4"/>
        </table:table-row>
        <table:table-row table:style-name="ro2">
          <table:table-cell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Total hilos</text:p>
          </table:table-cell>
          <table:table-cell table:style-name="ce2" office:value-type="string">
            <text:p>Rendimiento total</text:p>
          </table:table-cell>
          <table:table-cell table:style-name="ce2" office:value-type="string">
            <text:p>Media total datos clusterizados</text:p>
          </table:table-cell>
          <table:table-cell table:style-name="ce2" office:value-type="string">
            <text:p>Media total datos sin clusterizar</text:p>
          </table:table-cell>
          <table:table-cell table:style-name="Default" office:value-type="string">
            <text:p>Desviación estándar total datos clusterizados</text:p>
          </table:table-cell>
          <table:table-cell table:style-name="Default" office:value-type="string">
            <text:p>Desviación estándar total datos sin clusterizar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LT</text:p>
          </table:table-cell>
          <table:table-cell office:value-type="float" office:value="100">
            <text:p>100</text:p>
          </table:table-cell>
          <table:table-cell office:value-type="float" office:value="13.7749479613077">
            <text:p>13,77</text:p>
          </table:table-cell>
          <table:table-cell office:value-type="float" office:value="15">
            <text:p>15,00</text:p>
          </table:table-cell>
          <table:table-cell office:value-type="float" office:value="16.8125">
            <text:p>16,81</text:p>
          </table:table-cell>
          <table:table-cell office:value-type="float" office:value="7.9147201724485">
            <text:p>7,91</text:p>
          </table:table-cell>
          <table:table-cell office:value-type="float" office:value="8.68064921728192">
            <text:p>8,68</text:p>
          </table:table-cell>
          <table:table-cell office:value-type="float" office:value="100">
            <text:p>100</text:p>
          </table:table-cell>
          <table:table-cell office:value-type="float" office:value="13.5487687932714">
            <text:p>13,55</text:p>
          </table:table-cell>
          <table:table-cell office:value-type="float" office:value="16">
            <text:p>16,00</text:p>
          </table:table-cell>
          <table:table-cell office:value-type="float" office:value="17.75">
            <text:p>17,75</text:p>
          </table:table-cell>
          <table:table-cell office:value-type="float" office:value="7.97464013006742">
            <text:p>7,97</text:p>
          </table:table-cell>
          <table:table-cell office:value-type="float" office:value="7.79501265320684">
            <text:p>7,80</text:p>
          </table:table-cell>
          <table:table-cell office:value-type="float" office:value="100">
            <text:p>100</text:p>
          </table:table-cell>
          <table:table-cell office:value-type="float" office:value="13.9785196747664">
            <text:p>13,98</text:p>
          </table:table-cell>
          <table:table-cell office:value-type="float" office:value="15">
            <text:p>15,00</text:p>
          </table:table-cell>
          <table:table-cell office:value-type="float" office:value="17.375">
            <text:p>17,38</text:p>
          </table:table-cell>
          <table:table-cell office:value-type="float" office:value="7.31758784277543">
            <text:p>7,32</text:p>
          </table:table-cell>
          <table:table-cell office:value-type="float" office:value="7.37449208870449">
            <text:p>7,37</text:p>
          </table:table-cell>
          <table:table-cell table:formula="of:=[.B5]+[.H5]+[.N5]" office:value-type="float" office:value="300">
            <text:p>300</text:p>
          </table:table-cell>
          <table:table-cell table:formula="of:=[.C5]+[.I5]+[.O5]" office:value-type="float" office:value="41.3022364293455">
            <text:p>41,30</text:p>
          </table:table-cell>
          <table:table-cell table:formula="of:=AVERAGE([.D5];[.J5];[.P5])" office:value-type="float" office:value="15.3333333333333">
            <text:p>15,33</text:p>
          </table:table-cell>
          <table:table-cell table:formula="of:=AVERAGE([.E5];[.K5];[.Q5])" office:value-type="float" office:value="17.3125">
            <text:p>17,31</text:p>
          </table:table-cell>
          <table:table-cell table:formula="of:=AVERAGE([.F5];[.L5];[.R5])" office:value-type="float" office:value="7.73564938176378">
            <text:p>7,74</text:p>
          </table:table-cell>
          <table:table-cell table:formula="of:=AVERAGE([.G5];[.M5];[.S5])" office:value-type="float" office:value="7.95005131973108">
            <text:p>7,95</text:p>
          </table:table-cell>
          <table:table-cell table:number-columns-repeated="2" office:value-type="float" office:value="100">
            <text:p>100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200">
            <text:p>200</text:p>
          </table:table-cell>
          <table:table-cell office:value-type="float" office:value="26.8721690916311">
            <text:p>26,87</text:p>
          </table:table-cell>
          <table:table-cell office:value-type="float" office:value="21">
            <text:p>21,00</text:p>
          </table:table-cell>
          <table:table-cell office:value-type="float" office:value="19.625">
            <text:p>19,63</text:p>
          </table:table-cell>
          <table:table-cell office:value-type="float" office:value="64.2975616374798">
            <text:p>64,30</text:p>
          </table:table-cell>
          <table:table-cell office:value-type="float" office:value="22.8656113394038">
            <text:p>22,87</text:p>
          </table:table-cell>
          <table:table-cell office:value-type="float" office:value="200">
            <text:p>200</text:p>
          </table:table-cell>
          <table:table-cell office:value-type="float" office:value="27.4798252283116">
            <text:p>27,48</text:p>
          </table:table-cell>
          <table:table-cell office:value-type="float" office:value="19">
            <text:p>19,00</text:p>
          </table:table-cell>
          <table:table-cell office:value-type="float" office:value="21.125">
            <text:p>21,13</text:p>
          </table:table-cell>
          <table:table-cell office:value-type="float" office:value="47.1559004886224">
            <text:p>47,16</text:p>
          </table:table-cell>
          <table:table-cell office:value-type="float" office:value="21.6403516914095">
            <text:p>21,64</text:p>
          </table:table-cell>
          <table:table-cell office:value-type="float" office:value="200">
            <text:p>200</text:p>
          </table:table-cell>
          <table:table-cell office:value-type="float" office:value="26.1624864827153">
            <text:p>26,16</text:p>
          </table:table-cell>
          <table:table-cell office:value-type="float" office:value="21">
            <text:p>21,00</text:p>
          </table:table-cell>
          <table:table-cell office:value-type="float" office:value="19.75">
            <text:p>19,75</text:p>
          </table:table-cell>
          <table:table-cell office:value-type="float" office:value="62.5809100774545">
            <text:p>62,58</text:p>
          </table:table-cell>
          <table:table-cell office:value-type="float" office:value="20.8724533951047">
            <text:p>20,87</text:p>
          </table:table-cell>
          <table:table-cell table:formula="of:=[.B6]+[.H6]+[.N6]" office:value-type="float" office:value="600">
            <text:p>600</text:p>
          </table:table-cell>
          <table:table-cell table:formula="of:=[.C6]+[.I6]+[.O6]" office:value-type="float" office:value="80.514480802658">
            <text:p>80,51</text:p>
          </table:table-cell>
          <table:table-cell table:formula="of:=AVERAGE([.D6];[.J6];[.P6])" office:value-type="float" office:value="20.3333333333333">
            <text:p>20,33</text:p>
          </table:table-cell>
          <table:table-cell table:formula="of:=AVERAGE([.E6];[.K6];[.Q6])" office:value-type="float" office:value="20.1666666666667">
            <text:p>20,17</text:p>
          </table:table-cell>
          <table:table-cell table:formula="of:=AVERAGE([.F6];[.L6];[.R6])" office:value-type="float" office:value="58.0114574011856">
            <text:p>58,01</text:p>
          </table:table-cell>
          <table:table-cell table:formula="of:=AVERAGE([.G6];[.M6];[.S6])" office:value-type="float" office:value="21.792805475306">
            <text:p>21,79</text:p>
          </table:table-cell>
          <table:table-cell table:number-columns-repeated="2" office:value-type="float" office:value="200">
            <text:p>200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300">
            <text:p>300</text:p>
          </table:table-cell>
          <table:table-cell office:value-type="float" office:value="40.7614233889047">
            <text:p>40,76</text:p>
          </table:table-cell>
          <table:table-cell office:value-type="float" office:value="20">
            <text:p>20,00</text:p>
          </table:table-cell>
          <table:table-cell office:value-type="float" office:value="22.9375">
            <text:p>22,94</text:p>
          </table:table-cell>
          <table:table-cell office:value-type="float" office:value="16.0553508839515">
            <text:p>16,06</text:p>
          </table:table-cell>
          <table:table-cell office:value-type="float" office:value="14.4070687304808">
            <text:p>14,41</text:p>
          </table:table-cell>
          <table:table-cell office:value-type="float" office:value="300">
            <text:p>300</text:p>
          </table:table-cell>
          <table:table-cell office:value-type="float" office:value="39.3189377479277">
            <text:p>39,32</text:p>
          </table:table-cell>
          <table:table-cell office:value-type="float" office:value="21">
            <text:p>21,00</text:p>
          </table:table-cell>
          <table:table-cell office:value-type="float" office:value="24.125">
            <text:p>24,13</text:p>
          </table:table-cell>
          <table:table-cell office:value-type="float" office:value="17.1265677303487">
            <text:p>17,13</text:p>
          </table:table-cell>
          <table:table-cell office:value-type="float" office:value="14.4609836303442">
            <text:p>14,46</text:p>
          </table:table-cell>
          <table:table-cell office:value-type="float" office:value="300">
            <text:p>300</text:p>
          </table:table-cell>
          <table:table-cell office:value-type="float" office:value="39.5984424612632">
            <text:p>39,60</text:p>
          </table:table-cell>
          <table:table-cell office:value-type="float" office:value="20">
            <text:p>20,00</text:p>
          </table:table-cell>
          <table:table-cell office:value-type="float" office:value="24.1875">
            <text:p>24,19</text:p>
          </table:table-cell>
          <table:table-cell office:value-type="float" office:value="15.736646968879">
            <text:p>15,74</text:p>
          </table:table-cell>
          <table:table-cell office:value-type="float" office:value="14.2141373186277">
            <text:p>14,21</text:p>
          </table:table-cell>
          <table:table-cell table:formula="of:=[.B7]+[.H7]+[.N7]" office:value-type="float" office:value="900">
            <text:p>900</text:p>
          </table:table-cell>
          <table:table-cell table:formula="of:=[.C7]+[.I7]+[.O7]" office:value-type="float" office:value="119.678803598096">
            <text:p>119,68</text:p>
          </table:table-cell>
          <table:table-cell table:formula="of:=AVERAGE([.D7];[.J7];[.P7])" office:value-type="float" office:value="20.3333333333333">
            <text:p>20,33</text:p>
          </table:table-cell>
          <table:table-cell table:formula="of:=AVERAGE([.E7];[.K7];[.Q7])" office:value-type="float" office:value="23.75">
            <text:p>23,75</text:p>
          </table:table-cell>
          <table:table-cell table:formula="of:=AVERAGE([.G7];[.L7];[.R7])" office:value-type="float" office:value="15.7567611432362">
            <text:p>15,76</text:p>
          </table:table-cell>
          <table:table-cell table:formula="of:=AVERAGE([.G7];[.M7];[.S7])" office:value-type="float" office:value="14.3607298931509">
            <text:p>14,36</text:p>
          </table:table-cell>
          <table:table-cell table:number-columns-repeated="2" office:value-type="float" office:value="300">
            <text:p>300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400">
            <text:p>400</text:p>
          </table:table-cell>
          <table:table-cell office:value-type="float" office:value="53.9960852838169">
            <text:p>54,00</text:p>
          </table:table-cell>
          <table:table-cell office:value-type="float" office:value="27">
            <text:p>27,00</text:p>
          </table:table-cell>
          <table:table-cell office:value-type="float" office:value="29.375">
            <text:p>29,38</text:p>
          </table:table-cell>
          <table:table-cell office:value-type="float" office:value="27.1365098540684">
            <text:p>27,14</text:p>
          </table:table-cell>
          <table:table-cell office:value-type="float" office:value="22.4346730643744">
            <text:p>22,43</text:p>
          </table:table-cell>
          <table:table-cell office:value-type="float" office:value="400">
            <text:p>400</text:p>
          </table:table-cell>
          <table:table-cell office:value-type="float" office:value="52.2193968949766">
            <text:p>52,22</text:p>
          </table:table-cell>
          <table:table-cell office:value-type="float" office:value="28">
            <text:p>28,00</text:p>
          </table:table-cell>
          <table:table-cell office:value-type="float" office:value="31.125">
            <text:p>31,13</text:p>
          </table:table-cell>
          <table:table-cell office:value-type="float" office:value="28.0789403776138">
            <text:p>28,08</text:p>
          </table:table-cell>
          <table:table-cell office:value-type="float" office:value="23.2196365067127">
            <text:p>23,22</text:p>
          </table:table-cell>
          <table:table-cell office:value-type="float" office:value="300">
            <text:p>300</text:p>
          </table:table-cell>
          <table:table-cell office:value-type="float" office:value="39.0947395855958">
            <text:p>39,09</text:p>
          </table:table-cell>
          <table:table-cell office:value-type="float" office:value="28">
            <text:p>28,00</text:p>
          </table:table-cell>
          <table:table-cell office:value-type="float" office:value="30.5625">
            <text:p>30,56</text:p>
          </table:table-cell>
          <table:table-cell office:value-type="float" office:value="27.0367242047853">
            <text:p>27,04</text:p>
          </table:table-cell>
          <table:table-cell office:value-type="float" office:value="23.4346408247647">
            <text:p>23,43</text:p>
          </table:table-cell>
          <table:table-cell table:formula="of:=[.B8]+[.H8]+[.N8]" office:value-type="float" office:value="1100">
            <text:p>1100</text:p>
          </table:table-cell>
          <table:table-cell table:formula="of:=[.C8]+[.I8]+[.O8]" office:value-type="float" office:value="145.310221764389">
            <text:p>145,31</text:p>
          </table:table-cell>
          <table:table-cell table:formula="of:=AVERAGE([.D8];[.J8];[.P8])" office:value-type="float" office:value="27.6666666666667">
            <text:p>27,67</text:p>
          </table:table-cell>
          <table:table-cell table:formula="of:=AVERAGE([.E8];[.K8];[.Q8])" office:value-type="float" office:value="30.3541666666667">
            <text:p>30,35</text:p>
          </table:table-cell>
          <table:table-cell table:formula="of:=AVERAGE([.F8];[.L8];[.R8])" office:value-type="float" office:value="27.4173914788225">
            <text:p>27,42</text:p>
          </table:table-cell>
          <table:table-cell table:formula="of:=AVERAGE([.G8];[.M8];[.S8])" office:value-type="float" office:value="23.0296501319506">
            <text:p>23,03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LT</text:p>
          </table:table-cell>
          <table:table-cell table:style-name="Default" office:value-type="float" office:value="450">
            <text:p>450</text:p>
          </table:table-cell>
          <table:table-cell office:value-type="float" office:value="57.6530510564032">
            <text:p>57,65</text:p>
          </table:table-cell>
          <table:table-cell office:value-type="float" office:value="42">
            <text:p>42,00</text:p>
          </table:table-cell>
          <table:table-cell office:value-type="float" office:value="44.875">
            <text:p>44,88</text:p>
          </table:table-cell>
          <table:table-cell office:value-type="float" office:value="52.6564035607602">
            <text:p>52,66</text:p>
          </table:table-cell>
          <table:table-cell office:value-type="float" office:value="52.9924572916871">
            <text:p>52,99</text:p>
          </table:table-cell>
          <table:table-cell table:style-name="Default" office:value-type="float" office:value="450">
            <text:p>450</text:p>
          </table:table-cell>
          <table:table-cell office:value-type="float" office:value="58.5770548613893">
            <text:p>58,58</text:p>
          </table:table-cell>
          <table:table-cell office:value-type="float" office:value="44">
            <text:p>44,00</text:p>
          </table:table-cell>
          <table:table-cell office:value-type="float" office:value="47.75">
            <text:p>47,75</text:p>
          </table:table-cell>
          <table:table-cell office:value-type="float" office:value="55.8034647691961">
            <text:p>55,80</text:p>
          </table:table-cell>
          <table:table-cell office:value-type="float" office:value="54.1221264463104">
            <text:p>54,12</text:p>
          </table:table-cell>
          <table:table-cell table:style-name="Default" office:value-type="float" office:value="300">
            <text:p>300</text:p>
          </table:table-cell>
          <table:table-cell office:value-type="float" office:value="39.5537168774245">
            <text:p>39,55</text:p>
          </table:table-cell>
          <table:table-cell office:value-type="float" office:value="44">
            <text:p>44,00</text:p>
          </table:table-cell>
          <table:table-cell office:value-type="float" office:value="46.4375">
            <text:p>46,44</text:p>
          </table:table-cell>
          <table:table-cell office:value-type="float" office:value="51.9696662244717">
            <text:p>51,97</text:p>
          </table:table-cell>
          <table:table-cell office:value-type="float" office:value="49.7356451138633">
            <text:p>49,74</text:p>
          </table:table-cell>
          <table:table-cell table:formula="of:=[.B9]+[.H9]+[.N9]" office:value-type="float" office:value="1200">
            <text:p>1200</text:p>
          </table:table-cell>
          <table:table-cell table:formula="of:=[.C9]+[.I9]+[.O9]" office:value-type="float" office:value="155.783822795217">
            <text:p>155,78</text:p>
          </table:table-cell>
          <table:table-cell table:formula="of:=AVERAGE([.D9];[.J9];[.P9])" office:value-type="float" office:value="43.3333333333333">
            <text:p>43,33</text:p>
          </table:table-cell>
          <table:table-cell table:formula="of:=AVERAGE([.E9];[.K9];[.Q9])" office:value-type="float" office:value="46.3541666666667">
            <text:p>46,35</text:p>
          </table:table-cell>
          <table:table-cell table:formula="of:=AVERAGE([.F9];[.L9];[.R9])" office:value-type="float" office:value="53.4765115181427">
            <text:p>53,48</text:p>
          </table:table-cell>
          <table:table-cell table:formula="of:=AVERAGE([.G9];[.M9];[.S9])" office:value-type="float" office:value="52.2834096172869">
            <text:p>52,28</text:p>
          </table:table-cell>
          <table:table-cell table:style-name="Default" office:value-type="float" office:value="450">
            <text:p>450</text:p>
          </table:table-cell>
          <table:table-cell table:style-name="Default" office:value-type="float" office:value="300">
            <text:p>300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500">
            <text:p>500</text:p>
          </table:table-cell>
          <table:table-cell office:value-type="float" office:value="66.7063940302224">
            <text:p>66,71</text:p>
          </table:table-cell>
          <table:table-cell office:value-type="float" office:value="65">
            <text:p>65,00</text:p>
          </table:table-cell>
          <table:table-cell office:value-type="float" office:value="64.375">
            <text:p>64,38</text:p>
          </table:table-cell>
          <table:table-cell office:value-type="float" office:value="93.3270117504322">
            <text:p>93,33</text:p>
          </table:table-cell>
          <table:table-cell office:value-type="float" office:value="78.4979431251344">
            <text:p>78,50</text:p>
          </table:table-cell>
          <table:table-cell office:value-type="float" office:value="500">
            <text:p>500</text:p>
          </table:table-cell>
          <table:table-cell office:value-type="float" office:value="64.3005952806221">
            <text:p>64,30</text:p>
          </table:table-cell>
          <table:table-cell office:value-type="float" office:value="68">
            <text:p>68,00</text:p>
          </table:table-cell>
          <table:table-cell office:value-type="float" office:value="66.625">
            <text:p>66,63</text:p>
          </table:table-cell>
          <table:table-cell office:value-type="float" office:value="95.4514245877804">
            <text:p>95,45</text:p>
          </table:table-cell>
          <table:table-cell office:value-type="float" office:value="78.8822076882524">
            <text:p>78,88</text:p>
          </table:table-cell>
          <table:table-cell table:style-name="Default" office:value-type="float" office:value="300">
            <text:p>300</text:p>
          </table:table-cell>
          <table:table-cell office:value-type="float" office:value="39.6082596424108">
            <text:p>39,61</text:p>
          </table:table-cell>
          <table:table-cell office:value-type="float" office:value="64">
            <text:p>64,00</text:p>
          </table:table-cell>
          <table:table-cell office:value-type="float" office:value="62.5">
            <text:p>62,50</text:p>
          </table:table-cell>
          <table:table-cell office:value-type="float" office:value="98.8874992053746">
            <text:p>98,89</text:p>
          </table:table-cell>
          <table:table-cell office:value-type="float" office:value="76.0324752585108">
            <text:p>76,03</text:p>
          </table:table-cell>
          <table:table-cell table:formula="of:=[.B10]+[.H10]+[.N10]" office:value-type="float" office:value="1300">
            <text:p>1300</text:p>
          </table:table-cell>
          <table:table-cell table:formula="of:=[.C10]+[.I10]+[.O10]" office:value-type="float" office:value="170.615248953255">
            <text:p>170,62</text:p>
          </table:table-cell>
          <table:table-cell table:formula="of:=AVERAGE([.D10];[.J10];[.P10])" office:value-type="float" office:value="65.6666666666667">
            <text:p>65,67</text:p>
          </table:table-cell>
          <table:table-cell table:formula="of:=AVERAGE([.E10];[.K10];[.Q10])" office:value-type="float" office:value="64.5">
            <text:p>64,50</text:p>
          </table:table-cell>
          <table:table-cell table:formula="of:=AVERAGE([.F10];[.L10];[.S8])" office:value-type="float" office:value="70.7376923876591">
            <text:p>70,74</text:p>
          </table:table-cell>
          <table:table-cell table:formula="of:=AVERAGE([.G10];[.M10];[.S10])" office:value-type="float" office:value="77.8042086906325">
            <text:p>77,80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500">
            <text:p>500</text:p>
          </table:table-cell>
          <table:table-cell office:value-type="float" office:value="66.7538917518891">
            <text:p>66,75</text:p>
          </table:table-cell>
          <table:table-cell office:value-type="float" office:value="159">
            <text:p>159,00</text:p>
          </table:table-cell>
          <table:table-cell office:value-type="float" office:value="133.25">
            <text:p>133,25</text:p>
          </table:table-cell>
          <table:table-cell office:value-type="float" office:value="296.789826730181">
            <text:p>296,79</text:p>
          </table:table-cell>
          <table:table-cell office:value-type="float" office:value="219.493973265185">
            <text:p>219,49</text:p>
          </table:table-cell>
          <table:table-cell office:value-type="float" office:value="500">
            <text:p>500</text:p>
          </table:table-cell>
          <table:table-cell office:value-type="float" office:value="63.8441861355966">
            <text:p>63,84</text:p>
          </table:table-cell>
          <table:table-cell office:value-type="float" office:value="169">
            <text:p>169,00</text:p>
          </table:table-cell>
          <table:table-cell office:value-type="float" office:value="142.625">
            <text:p>142,63</text:p>
          </table:table-cell>
          <table:table-cell office:value-type="float" office:value="323.841371924778">
            <text:p>323,84</text:p>
          </table:table-cell>
          <table:table-cell office:value-type="float" office:value="237.123841377649">
            <text:p>237,12</text:p>
          </table:table-cell>
          <table:table-cell office:value-type="float" office:value="400">
            <text:p>400</text:p>
          </table:table-cell>
          <table:table-cell office:value-type="float" office:value="51.6984372711267">
            <text:p>51,70</text:p>
          </table:table-cell>
          <table:table-cell office:value-type="float" office:value="164">
            <text:p>164,00</text:p>
          </table:table-cell>
          <table:table-cell office:value-type="float" office:value="147.5625">
            <text:p>147,56</text:p>
          </table:table-cell>
          <table:table-cell office:value-type="float" office:value="310.122982912554">
            <text:p>310,12</text:p>
          </table:table-cell>
          <table:table-cell office:value-type="float" office:value="240.691259135909">
            <text:p>240,69</text:p>
          </table:table-cell>
          <table:table-cell table:formula="of:=[.B11]+[.H11]+[.N11]" office:value-type="float" office:value="1400">
            <text:p>1400</text:p>
          </table:table-cell>
          <table:table-cell table:formula="of:=[.C11]+[.I11]+[.O11]" office:value-type="float" office:value="182.296515158612">
            <text:p>182,30</text:p>
          </table:table-cell>
          <table:table-cell table:formula="of:=AVERAGE([.D11];[.J11];[.P11])" office:value-type="float" office:value="164">
            <text:p>164,00</text:p>
          </table:table-cell>
          <table:table-cell table:formula="of:=AVERAGE([.E11];[.K11];[.Q11])" office:value-type="float" office:value="141.145833333333">
            <text:p>141,15</text:p>
          </table:table-cell>
          <table:table-cell table:formula="of:=AVERAGE([.F11];[.L11];[.R11])" office:value-type="float" office:value="310.251393855838">
            <text:p>310,25</text:p>
          </table:table-cell>
          <table:table-cell table:formula="of:=AVERAGE([.G11];[.M11];[.S11])" office:value-type="float" office:value="232.436357926248">
            <text:p>232,44</text:p>
          </table:table-cell>
          <table:table-cell office:value-type="float" office:value="600">
            <text:p>600</text:p>
          </table:table-cell>
          <table:table-cell office:value-type="float" office:value="300">
            <text:p>300</text:p>
          </table:table-cell>
        </table:table-row>
        <table:table-row table:style-name="ro2" table:number-rows-repeated="2">
          <table:table-cell table:number-columns-repeated="27"/>
        </table:table-row>
        <table:table-row table:style-name="ro2">
          <table:table-cell table:number-columns-repeated="25"/>
          <table:table-cell table:style-name="Default" table:number-columns-repeated="2"/>
        </table:table-row>
        <table:table-row table:style-name="ro2">
          <table:table-cell table:number-columns-repeated="19"/>
          <table:table-cell table:formula="of:=[.T4]" office:value-type="string" office:string-value="Total hilos">
            <text:p>Total hilos</text:p>
          </table:table-cell>
          <table:table-cell table:style-name="ce4" table:formula="of:=[.U4]" office:value-type="string" office:string-value="Rendimiento total">
            <text:p>Rendimiento total</text:p>
          </table:table-cell>
          <table:table-cell table:style-name="ce4" table:formula="of:=[.V4]" office:value-type="string" office:string-value="Media total datos clusterizados">
            <text:p>Media total datos clusterizados</text:p>
          </table:table-cell>
          <table:table-cell table:style-name="ce4" table:formula="of:=[.W4]" office:value-type="string" office:string-value="Media total datos sin clusterizar">
            <text:p>Media total datos sin clusterizar</text:p>
          </table:table-cell>
          <table:table-cell table:style-name="ce4" table:formula="of:=[.X4]" office:value-type="string" office:string-value="Desviación estándar total datos clusterizados">
            <text:p>Desviación estándar total datos clusterizados</text:p>
          </table:table-cell>
          <table:table-cell table:style-name="ce4" table:formula="of:=[.Y4]" office:value-type="string" office:string-value="Desviación estándar total datos sin clusterizar">
            <text:p>Desviación estándar total datos sin clusterizar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NT</text:p>
          </table:table-cell>
          <table:table-cell office:value-type="float" office:value="300">
            <text:p>300</text:p>
          </table:table-cell>
          <table:table-cell office:value-type="float" office:value="39.1735114519045">
            <text:p>39,17</text:p>
          </table:table-cell>
          <table:table-cell office:value-type="float" office:value="18">
            <text:p>18,00</text:p>
          </table:table-cell>
          <table:table-cell office:value-type="float" office:value="23.75">
            <text:p>23,75</text:p>
          </table:table-cell>
          <table:table-cell office:value-type="float" office:value="35.4178304608788">
            <text:p>35,42</text:p>
          </table:table-cell>
          <table:table-cell office:value-type="float" office:value="49.6387876563523">
            <text:p>49,64</text:p>
          </table:table-cell>
          <table:table-cell office:value-type="float" office:value="300">
            <text:p>300</text:p>
          </table:table-cell>
          <table:table-cell office:value-type="float" office:value="38.0707304821411">
            <text:p>38,07</text:p>
          </table:table-cell>
          <table:table-cell office:value-type="float" office:value="19">
            <text:p>19,00</text:p>
          </table:table-cell>
          <table:table-cell office:value-type="float" office:value="24.5">
            <text:p>24,50</text:p>
          </table:table-cell>
          <table:table-cell office:value-type="float" office:value="36.9102385523726">
            <text:p>36,91</text:p>
          </table:table-cell>
          <table:table-cell office:value-type="float" office:value="49.8921725585074">
            <text:p>49,89</text:p>
          </table:table-cell>
          <table:table-cell office:value-type="float" office:value="300">
            <text:p>300</text:p>
          </table:table-cell>
          <table:table-cell office:value-type="float" office:value="38.454348812989">
            <text:p>38,45</text:p>
          </table:table-cell>
          <table:table-cell office:value-type="float" office:value="19">
            <text:p>19,00</text:p>
          </table:table-cell>
          <table:table-cell office:value-type="float" office:value="23.5">
            <text:p>23,50</text:p>
          </table:table-cell>
          <table:table-cell office:value-type="float" office:value="39.5262733999664">
            <text:p>39,53</text:p>
          </table:table-cell>
          <table:table-cell office:value-type="float" office:value="48.009742311744">
            <text:p>48,01</text:p>
          </table:table-cell>
          <table:table-cell table:formula="of:=[.B16]+[.H16]+[.N16]" office:value-type="float" office:value="900">
            <text:p>900</text:p>
          </table:table-cell>
          <table:table-cell table:formula="of:=[.C16]+[.I16]+[.O16]" office:value-type="float" office:value="115.698590747035">
            <text:p>115,70</text:p>
          </table:table-cell>
          <table:table-cell table:formula="of:=AVERAGE([.D16];[.J16];[.P16])" office:value-type="float" office:value="18.6666666666667">
            <text:p>18,67</text:p>
          </table:table-cell>
          <table:table-cell table:formula="of:=AVERAGE([.E16];[.K16];[.Q16])" office:value-type="float" office:value="23.9166666666667">
            <text:p>23,92</text:p>
          </table:table-cell>
          <table:table-cell table:formula="of:=AVERAGE([.F16];[.L16];[.R16])" office:value-type="float" office:value="37.2847808044059">
            <text:p>37,28</text:p>
          </table:table-cell>
          <table:table-cell table:formula="of:=AVERAGE([.G16];[.M16];[.S16])" office:value-type="float" office:value="49.1802341755346">
            <text:p>49,18</text:p>
          </table:table-cell>
          <table:table-cell table:number-columns-repeated="2" office:value-type="float" office:value="300">
            <text:p>300</text:p>
          </table:table-cell>
        </table:table-row>
        <table:table-row table:style-name="ro2">
          <table:table-cell office:value-type="string">
            <text:p>NT</text:p>
          </table:table-cell>
          <table:table-cell office:value-type="float" office:value="850">
            <text:p>850</text:p>
          </table:table-cell>
          <table:table-cell office:value-type="float" office:value="108.719209547394">
            <text:p>108,72</text:p>
          </table:table-cell>
          <table:table-cell office:value-type="float" office:value="30">
            <text:p>30,00</text:p>
          </table:table-cell>
          <table:table-cell office:value-type="float" office:value="34">
            <text:p>34,00</text:p>
          </table:table-cell>
          <table:table-cell office:value-type="float" office:value="123.439549735444">
            <text:p>123,44</text:p>
          </table:table-cell>
          <table:table-cell office:value-type="float" office:value="92.4287310262367">
            <text:p>92,43</text:p>
          </table:table-cell>
          <table:table-cell office:value-type="float" office:value="850">
            <text:p>850</text:p>
          </table:table-cell>
          <table:table-cell office:value-type="float" office:value="109.916951636541">
            <text:p>109,92</text:p>
          </table:table-cell>
          <table:table-cell office:value-type="float" office:value="37">
            <text:p>37,00</text:p>
          </table:table-cell>
          <table:table-cell office:value-type="float" office:value="39.875">
            <text:p>39,88</text:p>
          </table:table-cell>
          <table:table-cell office:value-type="float" office:value="214.183364379204">
            <text:p>214,18</text:p>
          </table:table-cell>
          <table:table-cell office:value-type="float" office:value="164.823978571931">
            <text:p>164,82</text:p>
          </table:table-cell>
          <table:table-cell office:value-type="float" office:value="300">
            <text:p>300</text:p>
          </table:table-cell>
          <table:table-cell office:value-type="float" office:value="40.1891120997137">
            <text:p>40,19</text:p>
          </table:table-cell>
          <table:table-cell office:value-type="float" office:value="33">
            <text:p>33,00</text:p>
          </table:table-cell>
          <table:table-cell office:value-type="float" office:value="34">
            <text:p>34,00</text:p>
          </table:table-cell>
          <table:table-cell office:value-type="float" office:value="134.231782259658">
            <text:p>134,23</text:p>
          </table:table-cell>
          <table:table-cell office:value-type="float" office:value="80.6703682712163">
            <text:p>80,67</text:p>
          </table:table-cell>
          <table:table-cell table:formula="of:=[.B17]+[.H17]+[.N17]" office:value-type="float" office:value="2000">
            <text:p>2000</text:p>
          </table:table-cell>
          <table:table-cell table:formula="of:=[.C17]+[.I17]+[.O17]" office:value-type="float" office:value="258.825273283649">
            <text:p>258,83</text:p>
          </table:table-cell>
          <table:table-cell table:formula="of:=AVERAGE([.D17];[.J17];[.P17])" office:value-type="float" office:value="33.3333333333333">
            <text:p>33,33</text:p>
          </table:table-cell>
          <table:table-cell table:formula="of:=AVERAGE([.E17];[.K17];[.Q17])" office:value-type="float" office:value="35.9583333333333">
            <text:p>35,96</text:p>
          </table:table-cell>
          <table:table-cell table:formula="of:=AVERAGE([.F17];[.L17];[.R17])" office:value-type="float" office:value="157.284898791435">
            <text:p>157,28</text:p>
          </table:table-cell>
          <table:table-cell table:formula="of:=AVERAGE([.G17];[.M17];[.S17])" office:value-type="float" office:value="112.641025956461">
            <text:p>112,64</text:p>
          </table:table-cell>
          <table:table-cell office:value-type="float" office:value="850">
            <text:p>85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NT</text:p>
          </table:table-cell>
          <table:table-cell table:style-name="Default" office:value-type="float" office:value="1000">
            <text:p>1000</text:p>
          </table:table-cell>
          <table:table-cell office:value-type="float" office:value="126.832018038331">
            <text:p>126,83</text:p>
          </table:table-cell>
          <table:table-cell office:value-type="float" office:value="60">
            <text:p>60,00</text:p>
          </table:table-cell>
          <table:table-cell office:value-type="float" office:value="65.375">
            <text:p>65,38</text:p>
          </table:table-cell>
          <table:table-cell office:value-type="float" office:value="217.929806833525">
            <text:p>217,93</text:p>
          </table:table-cell>
          <table:table-cell office:value-type="float" office:value="205.526849869323">
            <text:p>205,53</text:p>
          </table:table-cell>
          <table:table-cell table:style-name="Default" office:value-type="float" office:value="1000">
            <text:p>1000</text:p>
          </table:table-cell>
          <table:table-cell office:value-type="float" office:value="121.45933389677">
            <text:p>121,46</text:p>
          </table:table-cell>
          <table:table-cell office:value-type="float" office:value="90">
            <text:p>90,00</text:p>
          </table:table-cell>
          <table:table-cell office:value-type="float" office:value="97.5">
            <text:p>97,50</text:p>
          </table:table-cell>
          <table:table-cell office:value-type="float" office:value="409.368561344469">
            <text:p>409,37</text:p>
          </table:table-cell>
          <table:table-cell office:value-type="float" office:value="405.419684489757">
            <text:p>405,42</text:p>
          </table:table-cell>
          <table:table-cell table:style-name="Default" office:value-type="float" office:value="600">
            <text:p>600</text:p>
          </table:table-cell>
          <table:table-cell office:value-type="float" office:value="75.3879337423827">
            <text:p>75,39</text:p>
          </table:table-cell>
          <table:table-cell office:value-type="float" office:value="62">
            <text:p>62,00</text:p>
          </table:table-cell>
          <table:table-cell office:value-type="float" office:value="67.625">
            <text:p>67,63</text:p>
          </table:table-cell>
          <table:table-cell office:value-type="float" office:value="226.846519316475">
            <text:p>226,85</text:p>
          </table:table-cell>
          <table:table-cell office:value-type="float" office:value="214.697326141096">
            <text:p>214,70</text:p>
          </table:table-cell>
          <table:table-cell table:formula="of:=[.B18]+[.H18]+[.N18]" office:value-type="float" office:value="2600">
            <text:p>2600</text:p>
          </table:table-cell>
          <table:table-cell table:formula="of:=[.C18]+[.I18]+[.O18]" office:value-type="float" office:value="323.679285677484">
            <text:p>323,68</text:p>
          </table:table-cell>
          <table:table-cell table:formula="of:=AVERAGE([.D18];[.J18];[.P18])" office:value-type="float" office:value="70.6666666666667">
            <text:p>70,67</text:p>
          </table:table-cell>
          <table:table-cell table:formula="of:=AVERAGE([.E18];[.K18];[.Q18])" office:value-type="float" office:value="76.8333333333333">
            <text:p>76,83</text:p>
          </table:table-cell>
          <table:table-cell table:formula="of:=AVERAGE([.F18];[.L18];[.R18])" office:value-type="float" office:value="284.714962498156">
            <text:p>284,71</text:p>
          </table:table-cell>
          <table:table-cell table:formula="of:=AVERAGE([.G18];[.M18];[.S18])" office:value-type="float" office:value="275.214620166725">
            <text:p>275,21</text:p>
          </table:table-cell>
          <table:table-cell table:style-name="Default" office:value-type="float" office:value="1000">
            <text:p>1000</text:p>
          </table:table-cell>
          <table:table-cell office:value-type="float" office:value="600">
            <text:p>600</text:p>
          </table:table-cell>
        </table:table-row>
        <table:table-row table:style-name="ro2">
          <table:table-cell office:value-type="string">
            <text:p>NT</text:p>
          </table:table-cell>
          <table:table-cell table:style-name="Default" office:value-type="float" office:value="1100">
            <text:p>1100</text:p>
          </table:table-cell>
          <table:table-cell office:value-type="float" office:value="139.445212293011">
            <text:p>139,45</text:p>
          </table:table-cell>
          <table:table-cell office:value-type="float" office:value="93">
            <text:p>93,00</text:p>
          </table:table-cell>
          <table:table-cell office:value-type="float" office:value="87">
            <text:p>87,00</text:p>
          </table:table-cell>
          <table:table-cell office:value-type="float" office:value="317.436633537575">
            <text:p>317,44</text:p>
          </table:table-cell>
          <table:table-cell office:value-type="float" office:value="245.893077614888">
            <text:p>245,89</text:p>
          </table:table-cell>
          <table:table-cell office:value-type="float" office:value="1100">
            <text:p>1100</text:p>
          </table:table-cell>
          <table:table-cell office:value-type="float" office:value="131.852544903949">
            <text:p>131,85</text:p>
          </table:table-cell>
          <table:table-cell office:value-type="float" office:value="141">
            <text:p>141,00</text:p>
          </table:table-cell>
          <table:table-cell office:value-type="float" office:value="140.375">
            <text:p>140,38</text:p>
          </table:table-cell>
          <table:table-cell office:value-type="float" office:value="585.512681092302">
            <text:p>585,51</text:p>
          </table:table-cell>
          <table:table-cell office:value-type="float" office:value="572.947327225526">
            <text:p>572,95</text:p>
          </table:table-cell>
          <table:table-cell office:value-type="float" office:value="700">
            <text:p>700</text:p>
          </table:table-cell>
          <table:table-cell office:value-type="float" office:value="87.3878825603956">
            <text:p>87,39</text:p>
          </table:table-cell>
          <table:table-cell office:value-type="float" office:value="95">
            <text:p>95,00</text:p>
          </table:table-cell>
          <table:table-cell office:value-type="float" office:value="87.625">
            <text:p>87,63</text:p>
          </table:table-cell>
          <table:table-cell office:value-type="float" office:value="320.328814112886">
            <text:p>320,33</text:p>
          </table:table-cell>
          <table:table-cell office:value-type="float" office:value="247.996945107648">
            <text:p>248,00</text:p>
          </table:table-cell>
          <table:table-cell table:formula="of:=[.B19]+[.H19]+[.N19]" office:value-type="float" office:value="2900">
            <text:p>2900</text:p>
          </table:table-cell>
          <table:table-cell table:formula="of:=[.C19]+[.I19]+[.O19]" office:value-type="float" office:value="358.685639757356">
            <text:p>358,69</text:p>
          </table:table-cell>
          <table:table-cell table:formula="of:=AVERAGE([.D19];[.J19];[.P19])" office:value-type="float" office:value="109.666666666667">
            <text:p>109,67</text:p>
          </table:table-cell>
          <table:table-cell table:formula="of:=AVERAGE([.E19];[.K19];[.Q19])" office:value-type="float" office:value="105">
            <text:p>105,00</text:p>
          </table:table-cell>
          <table:table-cell table:formula="of:=AVERAGE([.F19];[.L19];[.R19])" office:value-type="float" office:value="407.759376247588">
            <text:p>407,76</text:p>
          </table:table-cell>
          <table:table-cell table:formula="of:=AVERAGE([.G19];[.M19];[.S19])" office:value-type="float" office:value="355.612449982687">
            <text:p>355,61</text:p>
          </table:table-cell>
          <table:table-cell table:style-name="Default" office:value-type="float" office:value="1100">
            <text:p>1100</text:p>
          </table:table-cell>
          <table:table-cell table:style-name="Default" office:value-type="float" office:value="700">
            <text:p>700</text:p>
          </table:table-cell>
        </table:table-row>
        <table:table-row table:style-name="ro2">
          <table:table-cell office:value-type="string">
            <text:p>NT</text:p>
          </table:table-cell>
          <table:table-cell table:style-name="Default" office:value-type="float" office:value="1200">
            <text:p>1200</text:p>
          </table:table-cell>
          <table:table-cell office:value-type="float" office:value="148.646439969376">
            <text:p>148,65</text:p>
          </table:table-cell>
          <table:table-cell office:value-type="float" office:value="126">
            <text:p>126,00</text:p>
          </table:table-cell>
          <table:table-cell office:value-type="float" office:value="133.25">
            <text:p>133,25</text:p>
          </table:table-cell>
          <table:table-cell office:value-type="float" office:value="377.537367058905">
            <text:p>377,54</text:p>
          </table:table-cell>
          <table:table-cell office:value-type="float" office:value="346.924652455978">
            <text:p>346,92</text:p>
          </table:table-cell>
          <table:table-cell table:style-name="Default" office:value-type="float" office:value="1200">
            <text:p>1200</text:p>
          </table:table-cell>
          <table:table-cell office:value-type="float" office:value="145.796947376414">
            <text:p>145,80</text:p>
          </table:table-cell>
          <table:table-cell office:value-type="float" office:value="199">
            <text:p>199,00</text:p>
          </table:table-cell>
          <table:table-cell office:value-type="float" office:value="201.375">
            <text:p>201,38</text:p>
          </table:table-cell>
          <table:table-cell office:value-type="float" office:value="741.883208515512">
            <text:p>741,88</text:p>
          </table:table-cell>
          <table:table-cell office:value-type="float" office:value="710.863617664452">
            <text:p>710,86</text:p>
          </table:table-cell>
          <table:table-cell table:style-name="Default" office:value-type="float" office:value="800">
            <text:p>800</text:p>
          </table:table-cell>
          <table:table-cell office:value-type="float" office:value="100.429440472018">
            <text:p>100,43</text:p>
          </table:table-cell>
          <table:table-cell office:value-type="float" office:value="129">
            <text:p>129,00</text:p>
          </table:table-cell>
          <table:table-cell office:value-type="float" office:value="139">
            <text:p>139,00</text:p>
          </table:table-cell>
          <table:table-cell office:value-type="float" office:value="380.707645267973">
            <text:p>380,71</text:p>
          </table:table-cell>
          <table:table-cell office:value-type="float" office:value="375.887471364558">
            <text:p>375,89</text:p>
          </table:table-cell>
          <table:table-cell table:formula="of:=[.B20]+[.H20]+[.N20]" office:value-type="float" office:value="3200">
            <text:p>3200</text:p>
          </table:table-cell>
          <table:table-cell table:formula="of:=[.C20]+[.I20]+[.O20]" office:value-type="float" office:value="394.872827817808">
            <text:p>394,87</text:p>
          </table:table-cell>
          <table:table-cell table:formula="of:=AVERAGE([.D20];[.J20];[.P20])" office:value-type="float" office:value="151.333333333333">
            <text:p>151,33</text:p>
          </table:table-cell>
          <table:table-cell table:formula="of:=AVERAGE([.E20];[.K20];[.Q20])" office:value-type="float" office:value="157.875">
            <text:p>157,88</text:p>
          </table:table-cell>
          <table:table-cell table:formula="of:=AVERAGE([.F20];[.L20];[.R20])" office:value-type="float" office:value="500.042740280797">
            <text:p>500,04</text:p>
          </table:table-cell>
          <table:table-cell table:formula="of:=AVERAGE([.G20];[.M20];[.S20])" office:value-type="float" office:value="477.891913828329">
            <text:p>477,89</text:p>
          </table:table-cell>
          <table:table-cell table:style-name="Default" office:value-type="float" office:value="1200">
            <text:p>1200</text:p>
          </table:table-cell>
          <table:table-cell table:style-name="Default" office:value-type="float" office:value="800">
            <text:p>800</text:p>
          </table:table-cell>
        </table:table-row>
        <table:table-row table:style-name="ro2">
          <table:table-cell table:style-name="Default" table:number-columns-repeated="27"/>
        </table:table-row>
        <table:table-row table:style-name="ro2">
          <table:table-cell table:number-columns-repeated="19"/>
          <table:table-cell table:formula="of:=[.T4]" office:value-type="string" office:string-value="Total hilos">
            <text:p>Total hilos</text:p>
          </table:table-cell>
          <table:table-cell table:style-name="ce4" table:formula="of:=[.U4]" office:value-type="string" office:string-value="Rendimiento total">
            <text:p>Rendimiento total</text:p>
          </table:table-cell>
          <table:table-cell table:style-name="ce4" table:formula="of:=[.V4]" office:value-type="string" office:string-value="Media total datos clusterizados">
            <text:p>Media total datos clusterizados</text:p>
          </table:table-cell>
          <table:table-cell table:style-name="ce4" table:formula="of:=[.W4]" office:value-type="string" office:string-value="Media total datos sin clusterizar">
            <text:p>Media total datos sin clusterizar</text:p>
          </table:table-cell>
          <table:table-cell table:style-name="ce4" table:formula="of:=[.X4]" office:value-type="string" office:string-value="Desviación estándar total datos clusterizados">
            <text:p>Desviación estándar total datos clusterizados</text:p>
          </table:table-cell>
          <table:table-cell table:style-name="ce4" table:formula="of:=[.Y4]" office:value-type="string" office:string-value="Desviación estándar total datos sin clusterizar">
            <text:p>Desviación estándar total datos sin clusterizar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ST</text:p>
          </table:table-cell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table:formula="of:=[.B23]+[.H23]+[.N23]" office:value-type="float" office:value="300">
            <text:p>300</text:p>
          </table:table-cell>
          <table:table-cell table:formula="of:=[.C23]+[.I23]+[.O23]" office:value-type="float" office:value="0">
            <text:p>0,00</text:p>
          </table:table-cell>
          <table:table-cell table:formula="of:=AVERAGE([.D23];[.J23];[.P23])" office:value-type="float" office:value="0">
            <text:p>#DIV/0!</text:p>
          </table:table-cell>
          <table:table-cell table:formula="of:=AVERAGE([.E23];[.K23];[.Q23])" office:value-type="float" office:value="0">
            <text:p>#DIV/0!</text:p>
          </table:table-cell>
          <table:table-cell table:formula="of:=AVERAGE([.F23];[.L23];[.R23])" office:value-type="float" office:value="0">
            <text:p>#DIV/0!</text:p>
          </table:table-cell>
          <table:table-cell table:formula="of:=AVERAGE([.G23];[.M23];[.S23])" office:value-type="float" office:value="0">
            <text:p>#DIV/0!</text:p>
          </table:table-cell>
          <table:table-cell table:number-columns-repeated="2" office:value-type="float" office:value="100">
            <text:p>100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table:formula="of:=[.B24]+[.H24]+[.N24]" office:value-type="float" office:value="600">
            <text:p>600</text:p>
          </table:table-cell>
          <table:table-cell table:formula="of:=[.C24]+[.I24]+[.O24]" office:value-type="float" office:value="0">
            <text:p>0,00</text:p>
          </table:table-cell>
          <table:table-cell table:formula="of:=AVERAGE([.D24];[.J24];[.P24])" office:value-type="float" office:value="0">
            <text:p>#DIV/0!</text:p>
          </table:table-cell>
          <table:table-cell table:formula="of:=AVERAGE([.E24];[.K24];[.Q24])" office:value-type="float" office:value="0">
            <text:p>#DIV/0!</text:p>
          </table:table-cell>
          <table:table-cell table:formula="of:=AVERAGE([.F24];[.L24];[.R24])" office:value-type="float" office:value="0">
            <text:p>#DIV/0!</text:p>
          </table:table-cell>
          <table:table-cell table:formula="of:=AVERAGE([.G24];[.M24];[.S24])" office:value-type="float" office:value="0">
            <text:p>#DIV/0!</text:p>
          </table:table-cell>
          <table:table-cell table:number-columns-repeated="2" office:value-type="float" office:value="200">
            <text:p>200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5]+[.H25]+[.N25]" office:value-type="float" office:value="900">
            <text:p>900</text:p>
          </table:table-cell>
          <table:table-cell table:formula="of:=[.C25]+[.I25]+[.O25]" office:value-type="float" office:value="0">
            <text:p>0,00</text:p>
          </table:table-cell>
          <table:table-cell table:formula="of:=AVERAGE([.D25];[.J25];[.P25])" office:value-type="float" office:value="0">
            <text:p>#DIV/0!</text:p>
          </table:table-cell>
          <table:table-cell table:formula="of:=AVERAGE([.E25];[.K25];[.Q25])" office:value-type="float" office:value="0">
            <text:p>#DIV/0!</text:p>
          </table:table-cell>
          <table:table-cell table:formula="of:=AVERAGE([.F25];[.L25];[.R25])" office:value-type="float" office:value="0">
            <text:p>#DIV/0!</text:p>
          </table:table-cell>
          <table:table-cell table:formula="of:=AVERAGE([.G25];[.M25];[.S25])" office:value-type="float" office:value="0">
            <text:p>#DIV/0!</text:p>
          </table:table-cell>
          <table:table-cell table:number-columns-repeated="2" office:value-type="float" office:value="300">
            <text:p>300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400">
            <text:p>4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6]+[.H26]+[.N26]" office:value-type="float" office:value="1100">
            <text:p>1100</text:p>
          </table:table-cell>
          <table:table-cell table:formula="of:=[.C26]+[.I26]+[.O26]" office:value-type="float" office:value="0">
            <text:p>0,00</text:p>
          </table:table-cell>
          <table:table-cell table:formula="of:=AVERAGE([.D26];[.J26];[.P26])" office:value-type="float" office:value="0">
            <text:p>#DIV/0!</text:p>
          </table:table-cell>
          <table:table-cell table:formula="of:=AVERAGE([.E26];[.K26];[.Q26])" office:value-type="float" office:value="0">
            <text:p>#DIV/0!</text:p>
          </table:table-cell>
          <table:table-cell table:formula="of:=AVERAGE([.F26];[.L26];[.R26])" office:value-type="float" office:value="0">
            <text:p>#DIV/0!</text:p>
          </table:table-cell>
          <table:table-cell table:formula="of:=AVERAGE([.G26];[.M26];[.S26])" office:value-type="float" office:value="0">
            <text:p>#DIV/0!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7]+[.H27]+[.N27]" office:value-type="float" office:value="1300">
            <text:p>1300</text:p>
          </table:table-cell>
          <table:table-cell table:formula="of:=[.C27]+[.I27]+[.O27]" office:value-type="float" office:value="0">
            <text:p>0,00</text:p>
          </table:table-cell>
          <table:table-cell table:formula="of:=AVERAGE([.D27];[.J27];[.P27])" office:value-type="float" office:value="0">
            <text:p>#DIV/0!</text:p>
          </table:table-cell>
          <table:table-cell table:formula="of:=AVERAGE([.E27];[.K27];[.Q27])" office:value-type="float" office:value="0">
            <text:p>#DIV/0!</text:p>
          </table:table-cell>
          <table:table-cell table:formula="of:=AVERAGE([.F27];[.L27];[.R27])" office:value-type="float" office:value="0">
            <text:p>#DIV/0!</text:p>
          </table:table-cell>
          <table:table-cell table:formula="of:=AVERAGE([.G27];[.M27];[.S27])" office:value-type="float" office:value="0">
            <text:p>#DIV/0!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600">
            <text:p>600</text:p>
          </table:table-cell>
          <table:table-cell table:number-columns-repeated="5"/>
          <table:table-cell office:value-type="float" office:value="600">
            <text:p>6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8]+[.H28]+[.N28]" office:value-type="float" office:value="1500">
            <text:p>1500</text:p>
          </table:table-cell>
          <table:table-cell table:formula="of:=[.C28]+[.I28]+[.O28]" office:value-type="float" office:value="0">
            <text:p>0,00</text:p>
          </table:table-cell>
          <table:table-cell table:formula="of:=AVERAGE([.D28];[.J28];[.P28])" office:value-type="float" office:value="0">
            <text:p>#DIV/0!</text:p>
          </table:table-cell>
          <table:table-cell table:formula="of:=AVERAGE([.E28];[.K28];[.Q28])" office:value-type="float" office:value="0">
            <text:p>#DIV/0!</text:p>
          </table:table-cell>
          <table:table-cell table:formula="of:=AVERAGE([.F28];[.L28];[.R28])" office:value-type="float" office:value="0">
            <text:p>#DIV/0!</text:p>
          </table:table-cell>
          <table:table-cell table:formula="of:=AVERAGE([.G28];[.M28];[.S28])" office:value-type="float" office:value="0">
            <text:p>#DIV/0!</text:p>
          </table:table-cell>
          <table:table-cell office:value-type="float" office:value="600">
            <text:p>6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700">
            <text:p>7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9]+[.H29]+[.N29]" office:value-type="float" office:value="1700">
            <text:p>1700</text:p>
          </table:table-cell>
          <table:table-cell table:formula="of:=[.C29]+[.I29]+[.O29]" office:value-type="float" office:value="0">
            <text:p>0,00</text:p>
          </table:table-cell>
          <table:table-cell table:formula="of:=AVERAGE([.D29];[.J29];[.P29])" office:value-type="float" office:value="0">
            <text:p>#DIV/0!</text:p>
          </table:table-cell>
          <table:table-cell table:formula="of:=AVERAGE([.E29];[.K29];[.Q29])" office:value-type="float" office:value="0">
            <text:p>#DIV/0!</text:p>
          </table:table-cell>
          <table:table-cell table:formula="of:=AVERAGE([.F29];[.L29];[.R29])" office:value-type="float" office:value="0">
            <text:p>#DIV/0!</text:p>
          </table:table-cell>
          <table:table-cell table:formula="of:=AVERAGE([.G29];[.M29];[.S29])" office:value-type="float" office:value="0">
            <text:p>#DIV/0!</text:p>
          </table:table-cell>
          <table:table-cell office:value-type="float" office:value="700">
            <text:p>7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0]+[.H30]+[.N30]" office:value-type="float" office:value="2000">
            <text:p>2000</text:p>
          </table:table-cell>
          <table:table-cell table:formula="of:=[.C30]+[.I30]+[.O30]" office:value-type="float" office:value="0">
            <text:p>0,00</text:p>
          </table:table-cell>
          <table:table-cell table:formula="of:=AVERAGE([.D30];[.J30];[.P30])" office:value-type="float" office:value="0">
            <text:p>#DIV/0!</text:p>
          </table:table-cell>
          <table:table-cell table:formula="of:=AVERAGE([.E30];[.K30];[.Q30])" office:value-type="float" office:value="0">
            <text:p>#DIV/0!</text:p>
          </table:table-cell>
          <table:table-cell table:formula="of:=AVERAGE([.F30];[.L30];[.R30])" office:value-type="float" office:value="0">
            <text:p>#DIV/0!</text:p>
          </table:table-cell>
          <table:table-cell table:formula="of:=AVERAGE([.G30];[.M30];[.S30])" office:value-type="float" office:value="0">
            <text:p>#DIV/0!</text:p>
          </table:table-cell>
          <table:table-cell office:value-type="float" office:value="850">
            <text:p>85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table:number-columns-repeated="25"/>
          <table:table-cell table:style-name="Default"/>
          <table:table-cell/>
        </table:table-row>
        <table:table-row table:style-name="ro2">
          <table:table-cell table:number-columns-repeated="19"/>
          <table:table-cell table:formula="of:=[.T4]" office:value-type="string" office:string-value="Total hilos">
            <text:p>Total hilos</text:p>
          </table:table-cell>
          <table:table-cell table:style-name="ce4" table:formula="of:=[.U4]" office:value-type="string" office:string-value="Rendimiento total">
            <text:p>Rendimiento total</text:p>
          </table:table-cell>
          <table:table-cell table:style-name="ce4" table:formula="of:=[.V4]" office:value-type="string" office:string-value="Media total datos clusterizados">
            <text:p>Media total datos clusterizados</text:p>
          </table:table-cell>
          <table:table-cell table:style-name="ce4" table:formula="of:=[.W4]" office:value-type="string" office:string-value="Media total datos sin clusterizar">
            <text:p>Media total datos sin clusterizar</text:p>
          </table:table-cell>
          <table:table-cell table:style-name="ce4" table:formula="of:=[.X4]" office:value-type="string" office:string-value="Desviación estándar total datos clusterizados">
            <text:p>Desviación estándar total datos clusterizados</text:p>
          </table:table-cell>
          <table:table-cell table:style-name="ce4" table:formula="of:=[.Y4]" office:value-type="string" office:string-value="Desviación estándar total datos sin clusterizar">
            <text:p>Desviación estándar total datos sin clusterizar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NST</text:p>
          </table:table-cell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table:formula="of:=[.B33]+[.H33]+[.N33]" office:value-type="float" office:value="300">
            <text:p>300</text:p>
          </table:table-cell>
          <table:table-cell table:formula="of:=[.C33]+[.I33]+[.O33]" office:value-type="float" office:value="0">
            <text:p>0,00</text:p>
          </table:table-cell>
          <table:table-cell table:formula="of:=AVERAGE([.D33];[.J33];[.P33])" office:value-type="float" office:value="0">
            <text:p>#DIV/0!</text:p>
          </table:table-cell>
          <table:table-cell table:formula="of:=AVERAGE([.E33];[.K33];[.Q33])" office:value-type="float" office:value="0">
            <text:p>#DIV/0!</text:p>
          </table:table-cell>
          <table:table-cell table:formula="of:=AVERAGE([.F33];[.L33];[.R33])" office:value-type="float" office:value="0">
            <text:p>#DIV/0!</text:p>
          </table:table-cell>
          <table:table-cell table:formula="of:=AVERAGE([.G33];[.M33];[.S33])" office:value-type="float" office:value="0">
            <text:p>#DIV/0!</text:p>
          </table:table-cell>
          <table:table-cell table:number-columns-repeated="2" office:value-type="float" office:value="100">
            <text:p>100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table:formula="of:=[.B34]+[.H34]+[.N34]" office:value-type="float" office:value="600">
            <text:p>600</text:p>
          </table:table-cell>
          <table:table-cell table:formula="of:=[.C34]+[.I34]+[.O34]" office:value-type="float" office:value="0">
            <text:p>0,00</text:p>
          </table:table-cell>
          <table:table-cell table:formula="of:=AVERAGE([.D34];[.J34];[.P34])" office:value-type="float" office:value="0">
            <text:p>#DIV/0!</text:p>
          </table:table-cell>
          <table:table-cell table:formula="of:=AVERAGE([.E34];[.K34];[.Q34])" office:value-type="float" office:value="0">
            <text:p>#DIV/0!</text:p>
          </table:table-cell>
          <table:table-cell table:formula="of:=AVERAGE([.F34];[.L34];[.R34])" office:value-type="float" office:value="0">
            <text:p>#DIV/0!</text:p>
          </table:table-cell>
          <table:table-cell table:formula="of:=AVERAGE([.G34];[.M34];[.S34])" office:value-type="float" office:value="0">
            <text:p>#DIV/0!</text:p>
          </table:table-cell>
          <table:table-cell table:number-columns-repeated="2" office:value-type="float" office:value="200">
            <text:p>200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5]+[.H35]+[.N35]" office:value-type="float" office:value="900">
            <text:p>900</text:p>
          </table:table-cell>
          <table:table-cell table:formula="of:=[.C35]+[.I35]+[.O35]" office:value-type="float" office:value="0">
            <text:p>0,00</text:p>
          </table:table-cell>
          <table:table-cell table:formula="of:=AVERAGE([.D35];[.J35];[.P35])" office:value-type="float" office:value="0">
            <text:p>#DIV/0!</text:p>
          </table:table-cell>
          <table:table-cell table:formula="of:=AVERAGE([.E35];[.K35];[.Q35])" office:value-type="float" office:value="0">
            <text:p>#DIV/0!</text:p>
          </table:table-cell>
          <table:table-cell table:formula="of:=AVERAGE([.F35];[.L35];[.R35])" office:value-type="float" office:value="0">
            <text:p>#DIV/0!</text:p>
          </table:table-cell>
          <table:table-cell table:formula="of:=AVERAGE([.G35];[.M35];[.S35])" office:value-type="float" office:value="0">
            <text:p>#DIV/0!</text:p>
          </table:table-cell>
          <table:table-cell table:number-columns-repeated="2" office:value-type="float" office:value="300">
            <text:p>300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400">
            <text:p>4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6]+[.H36]+[.N36]" office:value-type="float" office:value="1100">
            <text:p>1100</text:p>
          </table:table-cell>
          <table:table-cell table:formula="of:=[.C36]+[.I36]+[.O36]" office:value-type="float" office:value="0">
            <text:p>0,00</text:p>
          </table:table-cell>
          <table:table-cell table:formula="of:=AVERAGE([.D36];[.J36];[.P36])" office:value-type="float" office:value="0">
            <text:p>#DIV/0!</text:p>
          </table:table-cell>
          <table:table-cell table:formula="of:=AVERAGE([.E36];[.K36];[.Q36])" office:value-type="float" office:value="0">
            <text:p>#DIV/0!</text:p>
          </table:table-cell>
          <table:table-cell table:formula="of:=AVERAGE([.F36];[.L36];[.R36])" office:value-type="float" office:value="0">
            <text:p>#DIV/0!</text:p>
          </table:table-cell>
          <table:table-cell table:formula="of:=AVERAGE([.G36];[.M36];[.S36])" office:value-type="float" office:value="0">
            <text:p>#DIV/0!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7]+[.H37]+[.N37]" office:value-type="float" office:value="1300">
            <text:p>1300</text:p>
          </table:table-cell>
          <table:table-cell table:formula="of:=[.C37]+[.I37]+[.O37]" office:value-type="float" office:value="0">
            <text:p>0,00</text:p>
          </table:table-cell>
          <table:table-cell table:formula="of:=AVERAGE([.D37];[.J37];[.P37])" office:value-type="float" office:value="0">
            <text:p>#DIV/0!</text:p>
          </table:table-cell>
          <table:table-cell table:formula="of:=AVERAGE([.E37];[.K37];[.Q37])" office:value-type="float" office:value="0">
            <text:p>#DIV/0!</text:p>
          </table:table-cell>
          <table:table-cell table:formula="of:=AVERAGE([.F37];[.L37];[.R37])" office:value-type="float" office:value="0">
            <text:p>#DIV/0!</text:p>
          </table:table-cell>
          <table:table-cell table:formula="of:=AVERAGE([.G37];[.M37];[.S37])" office:value-type="float" office:value="0">
            <text:p>#DIV/0!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600">
            <text:p>600</text:p>
          </table:table-cell>
          <table:table-cell table:number-columns-repeated="5"/>
          <table:table-cell office:value-type="float" office:value="600">
            <text:p>6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8]+[.H38]+[.N38]" office:value-type="float" office:value="1500">
            <text:p>1500</text:p>
          </table:table-cell>
          <table:table-cell table:formula="of:=[.C38]+[.I38]+[.O38]" office:value-type="float" office:value="0">
            <text:p>0,00</text:p>
          </table:table-cell>
          <table:table-cell table:formula="of:=AVERAGE([.D38];[.J38];[.P38])" office:value-type="float" office:value="0">
            <text:p>#DIV/0!</text:p>
          </table:table-cell>
          <table:table-cell table:formula="of:=AVERAGE([.E38];[.K38];[.Q38])" office:value-type="float" office:value="0">
            <text:p>#DIV/0!</text:p>
          </table:table-cell>
          <table:table-cell table:formula="of:=AVERAGE([.F38];[.L38];[.R38])" office:value-type="float" office:value="0">
            <text:p>#DIV/0!</text:p>
          </table:table-cell>
          <table:table-cell table:formula="of:=AVERAGE([.G38];[.M38];[.S38])" office:value-type="float" office:value="0">
            <text:p>#DIV/0!</text:p>
          </table:table-cell>
          <table:table-cell office:value-type="float" office:value="600">
            <text:p>6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700">
            <text:p>7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9]+[.H39]+[.N39]" office:value-type="float" office:value="1700">
            <text:p>1700</text:p>
          </table:table-cell>
          <table:table-cell table:formula="of:=[.C39]+[.I39]+[.O39]" office:value-type="float" office:value="0">
            <text:p>0,00</text:p>
          </table:table-cell>
          <table:table-cell table:formula="of:=AVERAGE([.D39];[.J39];[.P39])" office:value-type="float" office:value="0">
            <text:p>#DIV/0!</text:p>
          </table:table-cell>
          <table:table-cell table:formula="of:=AVERAGE([.E39];[.K39];[.Q39])" office:value-type="float" office:value="0">
            <text:p>#DIV/0!</text:p>
          </table:table-cell>
          <table:table-cell table:formula="of:=AVERAGE([.F39];[.L39];[.R39])" office:value-type="float" office:value="0">
            <text:p>#DIV/0!</text:p>
          </table:table-cell>
          <table:table-cell table:formula="of:=AVERAGE([.G39];[.M39];[.S39])" office:value-type="float" office:value="0">
            <text:p>#DIV/0!</text:p>
          </table:table-cell>
          <table:table-cell office:value-type="float" office:value="700">
            <text:p>7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40]+[.H40]+[.N40]" office:value-type="float" office:value="2000">
            <text:p>2000</text:p>
          </table:table-cell>
          <table:table-cell table:formula="of:=[.C40]+[.I40]+[.O40]" office:value-type="float" office:value="0">
            <text:p>0,00</text:p>
          </table:table-cell>
          <table:table-cell table:formula="of:=AVERAGE([.D40];[.J40];[.P40])" office:value-type="float" office:value="0">
            <text:p>#DIV/0!</text:p>
          </table:table-cell>
          <table:table-cell table:formula="of:=AVERAGE([.E40];[.K40];[.Q40])" office:value-type="float" office:value="0">
            <text:p>#DIV/0!</text:p>
          </table:table-cell>
          <table:table-cell table:formula="of:=AVERAGE([.F40];[.L40];[.R40])" office:value-type="float" office:value="0">
            <text:p>#DIV/0!</text:p>
          </table:table-cell>
          <table:table-cell table:formula="of:=AVERAGE([.G40];[.M40];[.S40])" office:value-type="float" office:value="0">
            <text:p>#DIV/0!</text:p>
          </table:table-cell>
          <table:table-cell office:value-type="float" office:value="850">
            <text:p>850</text:p>
          </table:table-cell>
          <table:table-cell office:value-type="float" office:value="300">
            <text:p>300</text:p>
          </table:table-cell>
        </table:table-row>
      </table:table>
      <table:table table:name="gráficos" table:style-name="ta1">
        <table:shapes>
          <draw:frame draw:z-index="0" draw:style-name="gr1" svg:width="33.122cm" svg:height="18.619cm" svg:x="0.001cm" svg:y="0.001cm">
            <draw:object draw:notify-on-update-of-ranges="resultados.T5:resultados.T12 resultados.U4:resultados.U4 resultados.U5:resultados.U12 resultados.T5:resultados.T12 resultados.V4:resultados.V4 resultados.V5:resultados.V12 resultados.T5:resultados.T12 resultados.W4:resultados.W4 resultados.W5:resultados.W12 resultados.T5:resultados.T12 resultados.X4:resultados.X4 resultados.X5:resultados.X12 resultados.T5:resultados.T12 resultados.Y4:resultados.Y4 resultados.Y5:resultados.Y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35.435cm" svg:height="13.045cm" svg:x="0.001cm" svg:y="19.21cm">
            <draw:object draw:notify-on-update-of-ranges="resultados.T16:resultados.T20 resultados.U15:resultados.U15 resultados.U16:resultados.U20 resultados.T16:resultados.T20 resultados.V15:resultados.V15 resultados.V16:resultados.V20 resultados.T16:resultados.T20 resultados.W15:resultados.W15 resultados.W16:resultados.W20 resultados.T16:resultados.T20 resultados.X15:resultados.X15 resultados.X16:resultados.X20 resultados.T16:resultados.T20 resultados.Y15:resultados.Y15 resultados.Y16:resultados.Y2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7-21T12:52:48</meta:creation-date>
    <meta:generator>LibreOffice/3.5$Linux_X86_64 LibreOffice_project/350m1$Build-2</meta:generator>
    <dc:date>2012-08-18T17:57:24</dc:date>
    <dc:creator>diego </dc:creator>
    <meta:editing-duration>PT2H52M10S</meta:editing-duration>
    <meta:editing-cycles>89</meta:editing-cycles>
    <meta:document-statistic meta:table-count="3" meta:cell-count="86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3.123cm" svg:height="18.62cm" xlink:href=".." xlink:type="simple" chart:class="chart:scatter" chart:style-name="ch1">
        <chart:title svg:x="16.226cm" svg:y="0.508cm" chart:style-name="ch2">
          <text:p>LT</text:p>
        </chart:title>
        <chart:legend chart:legend-position="end" svg:x="24.688cm" svg:y="8.015cm" style:legend-expansion="high" chart:style-name="ch3"/>
        <chart:plot-area chart:style-name="ch4" table:cell-range-address="resultados.T5:resultados.Y12 resultados.U4:resultados.Y4" chart:data-source-has-labels="row" svg:x="1.112cm" svg:y="2.403cm" svg:width="22.252cm" svg:height="15.425cm">
          <chartooo:coordinate-region svg:x="2.396cm" svg:y="2.602cm" svg:width="20.597cm" svg:height="14.57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5:resultados.U12" chart:label-cell-address="resultados.U4:resultados.U4" chart:class="chart:scatter">
            <chart:domain table:cell-range-address="resultados.T5:resultados.T12"/>
            <chart:data-point chart:repeated="8"/>
          </chart:series>
          <chart:series chart:style-name="ch9" chart:values-cell-range-address="resultados.V5:resultados.V12" chart:label-cell-address="resultados.V4:resultados.V4" chart:class="chart:scatter">
            <chart:data-point chart:repeated="8"/>
          </chart:series>
          <chart:series chart:style-name="ch10" chart:values-cell-range-address="resultados.W5:resultados.W12" chart:label-cell-address="resultados.W4:resultados.W4" chart:class="chart:scatter">
            <chart:data-point chart:repeated="8"/>
          </chart:series>
          <chart:series chart:style-name="ch11" chart:values-cell-range-address="resultados.X5:resultados.X12" chart:label-cell-address="resultados.X4:resultados.X4" chart:class="chart:scatter">
            <chart:data-point chart:repeated="8"/>
          </chart:series>
          <chart:series chart:style-name="ch12" chart:values-cell-range-address="resultados.Y5:resultados.Y12" chart:label-cell-address="resultados.Y4:resultados.Y4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4:resultados.U4</svg:desc>
                </draw:g>
              </table:table-cell>
              <table:table-cell office:value-type="string">
                <text:p>Media total datos clusterizados</text:p>
                <draw:g>
                  <svg:desc>resultados.V4:resultados.V4</svg:desc>
                </draw:g>
              </table:table-cell>
              <table:table-cell office:value-type="string">
                <text:p>Media total datos sin clusterizar</text:p>
                <draw:g>
                  <svg:desc>resultados.W4:resultados.W4</svg:desc>
                </draw:g>
              </table:table-cell>
              <table:table-cell office:value-type="string">
                <text:p>Desviación estándar total datos clusterizados</text:p>
                <draw:g>
                  <svg:desc>resultados.X4:resultados.X4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4:resultados.Y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resultados.T5:resultados.T12</svg:desc>
                </draw:g>
              </table:table-cell>
              <table:table-cell office:value-type="float" office:value="41.3022364293455">
                <text:p>41.3022364293455</text:p>
                <draw:g>
                  <svg:desc>resultados.U5:resultados.U12</svg:desc>
                </draw:g>
              </table:table-cell>
              <table:table-cell office:value-type="float" office:value="15.3333333333333">
                <text:p>15.3333333333333</text:p>
                <draw:g>
                  <svg:desc>resultados.V5:resultados.V12</svg:desc>
                </draw:g>
              </table:table-cell>
              <table:table-cell office:value-type="float" office:value="17.3125">
                <text:p>17.3125</text:p>
                <draw:g>
                  <svg:desc>resultados.W5:resultados.W12</svg:desc>
                </draw:g>
              </table:table-cell>
              <table:table-cell office:value-type="float" office:value="7.73564938176378">
                <text:p>7.73564938176378</text:p>
                <draw:g>
                  <svg:desc>resultados.X5:resultados.X12</svg:desc>
                </draw:g>
              </table:table-cell>
              <table:table-cell office:value-type="float" office:value="7.95005131973108">
                <text:p>7.95005131973108</text:p>
                <draw:g>
                  <svg:desc>resultados.Y5:resultados.Y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80.514480802658">
                <text:p>80.514480802658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20.1666666666667">
                <text:p>20.1666666666667</text:p>
              </table:table-cell>
              <table:table-cell office:value-type="float" office:value="58.0114574011856">
                <text:p>58.0114574011856</text:p>
              </table:table-cell>
              <table:table-cell office:value-type="float" office:value="21.792805475306">
                <text:p>21.7928054753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  <table:table-cell office:value-type="float" office:value="119.678803598096">
                <text:p>119.678803598096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23.75">
                <text:p>23.75</text:p>
              </table:table-cell>
              <table:table-cell office:value-type="float" office:value="15.7567611432362">
                <text:p>15.7567611432362</text:p>
              </table:table-cell>
              <table:table-cell office:value-type="float" office:value="14.3607298931509">
                <text:p>14.36072989315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0">
                <text:p>1100</text:p>
              </table:table-cell>
              <table:table-cell office:value-type="float" office:value="145.310221764389">
                <text:p>145.310221764389</text:p>
              </table:table-cell>
              <table:table-cell office:value-type="float" office:value="27.6666666666667">
                <text:p>27.6666666666667</text:p>
              </table:table-cell>
              <table:table-cell office:value-type="float" office:value="30.3541666666667">
                <text:p>30.3541666666667</text:p>
              </table:table-cell>
              <table:table-cell office:value-type="float" office:value="27.4173914788225">
                <text:p>27.4173914788225</text:p>
              </table:table-cell>
              <table:table-cell office:value-type="float" office:value="23.0296501319506">
                <text:p>23.02965013195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0">
                <text:p>1200</text:p>
              </table:table-cell>
              <table:table-cell office:value-type="float" office:value="155.783822795217">
                <text:p>155.783822795217</text:p>
              </table:table-cell>
              <table:table-cell office:value-type="float" office:value="43.3333333333333">
                <text:p>43.3333333333333</text:p>
              </table:table-cell>
              <table:table-cell office:value-type="float" office:value="46.3541666666667">
                <text:p>46.3541666666667</text:p>
              </table:table-cell>
              <table:table-cell office:value-type="float" office:value="53.4765115181427">
                <text:p>53.4765115181427</text:p>
              </table:table-cell>
              <table:table-cell office:value-type="float" office:value="52.2834096172869">
                <text:p>52.28340961728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00">
                <text:p>1300</text:p>
              </table:table-cell>
              <table:table-cell office:value-type="float" office:value="170.615248953255">
                <text:p>170.615248953255</text:p>
              </table:table-cell>
              <table:table-cell office:value-type="float" office:value="65.6666666666667">
                <text:p>65.6666666666667</text:p>
              </table:table-cell>
              <table:table-cell office:value-type="float" office:value="64.5">
                <text:p>64.5</text:p>
              </table:table-cell>
              <table:table-cell office:value-type="float" office:value="70.7376923876591">
                <text:p>70.7376923876591</text:p>
              </table:table-cell>
              <table:table-cell office:value-type="float" office:value="77.8042086906325">
                <text:p>77.80420869063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0">
                <text:p>1400</text:p>
              </table:table-cell>
              <table:table-cell office:value-type="float" office:value="182.296515158612">
                <text:p>182.296515158612</text:p>
              </table:table-cell>
              <table:table-cell office:value-type="float" office:value="164">
                <text:p>164</text:p>
              </table:table-cell>
              <table:table-cell office:value-type="float" office:value="141.145833333333">
                <text:p>141.145833333333</text:p>
              </table:table-cell>
              <table:table-cell office:value-type="float" office:value="310.251393855838">
                <text:p>310.251393855838</text:p>
              </table:table-cell>
              <table:table-cell office:value-type="float" office:value="232.436357926248">
                <text:p>232.4363579262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436cm" svg:height="13.046cm" xlink:href=".." xlink:type="simple" chart:class="chart:scatter" chart:style-name="ch1">
        <chart:title svg:x="17.344cm" svg:y="0.396cm" chart:style-name="ch2">
          <text:p>NT</text:p>
        </chart:title>
        <chart:legend chart:legend-position="end" svg:x="27.001cm" svg:y="5.228cm" style:legend-expansion="high" chart:style-name="ch3"/>
        <chart:plot-area chart:style-name="ch4" table:cell-range-address="resultados.T16:resultados.Y20 resultados.U15:resultados.Y15" chart:data-source-has-labels="row" svg:x="1.158cm" svg:y="1.955cm" svg:width="24.427cm" svg:height="10.411cm">
          <chartooo:coordinate-region svg:x="2.441cm" svg:y="2.154cm" svg:width="22.772cm" svg:height="9.56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16:resultados.U20" chart:label-cell-address="resultados.U15:resultados.U15" chart:class="chart:scatter">
            <chart:domain table:cell-range-address="resultados.T16:resultados.T20"/>
            <chart:data-point chart:repeated="5"/>
          </chart:series>
          <chart:series chart:style-name="ch9" chart:values-cell-range-address="resultados.V16:resultados.V20" chart:label-cell-address="resultados.V15:resultados.V15" chart:class="chart:scatter">
            <chart:data-point chart:repeated="5"/>
          </chart:series>
          <chart:series chart:style-name="ch10" chart:values-cell-range-address="resultados.W16:resultados.W20" chart:label-cell-address="resultados.W15:resultados.W15" chart:class="chart:scatter">
            <chart:data-point chart:repeated="5"/>
          </chart:series>
          <chart:series chart:style-name="ch11" chart:values-cell-range-address="resultados.X16:resultados.X20" chart:label-cell-address="resultados.X15:resultados.X15" chart:class="chart:scatter">
            <chart:data-point chart:repeated="5"/>
          </chart:series>
          <chart:series chart:style-name="ch12" chart:values-cell-range-address="resultados.Y16:resultados.Y20" chart:label-cell-address="resultados.Y15:resultados.Y15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15:resultados.U15</svg:desc>
                </draw:g>
              </table:table-cell>
              <table:table-cell office:value-type="string">
                <text:p>Media total datos clusterizados</text:p>
                <draw:g>
                  <svg:desc>resultados.V15:resultados.V15</svg:desc>
                </draw:g>
              </table:table-cell>
              <table:table-cell office:value-type="string">
                <text:p>Media total datos sin clusterizar</text:p>
                <draw:g>
                  <svg:desc>resultados.W15:resultados.W15</svg:desc>
                </draw:g>
              </table:table-cell>
              <table:table-cell office:value-type="string">
                <text:p>Desviación estándar total datos clusterizados</text:p>
                <draw:g>
                  <svg:desc>resultados.X15:resultados.X15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15:resultados.Y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resultados.T16:resultados.T20</svg:desc>
                </draw:g>
              </table:table-cell>
              <table:table-cell office:value-type="float" office:value="115.698590747035">
                <text:p>115.698590747035</text:p>
                <draw:g>
                  <svg:desc>resultados.U16:resultados.U20</svg:desc>
                </draw:g>
              </table:table-cell>
              <table:table-cell office:value-type="float" office:value="18.6666666666667">
                <text:p>18.6666666666667</text:p>
                <draw:g>
                  <svg:desc>resultados.V16:resultados.V20</svg:desc>
                </draw:g>
              </table:table-cell>
              <table:table-cell office:value-type="float" office:value="23.9166666666667">
                <text:p>23.9166666666667</text:p>
                <draw:g>
                  <svg:desc>resultados.W16:resultados.W20</svg:desc>
                </draw:g>
              </table:table-cell>
              <table:table-cell office:value-type="float" office:value="37.2847808044059">
                <text:p>37.2847808044059</text:p>
                <draw:g>
                  <svg:desc>resultados.X16:resultados.X20</svg:desc>
                </draw:g>
              </table:table-cell>
              <table:table-cell office:value-type="float" office:value="49.1802341755346">
                <text:p>49.1802341755346</text:p>
                <draw:g>
                  <svg:desc>resultados.Y16:resultados.Y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58.825273283649">
                <text:p>258.825273283649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35.9583333333333">
                <text:p>35.9583333333333</text:p>
              </table:table-cell>
              <table:table-cell office:value-type="float" office:value="157.284898791435">
                <text:p>157.284898791435</text:p>
              </table:table-cell>
              <table:table-cell office:value-type="float" office:value="112.641025956461">
                <text:p>112.6410259564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00">
                <text:p>2600</text:p>
              </table:table-cell>
              <table:table-cell office:value-type="float" office:value="323.679285677484">
                <text:p>323.679285677484</text:p>
              </table:table-cell>
              <table:table-cell office:value-type="float" office:value="70.6666666666667">
                <text:p>70.6666666666667</text:p>
              </table:table-cell>
              <table:table-cell office:value-type="float" office:value="76.8333333333333">
                <text:p>76.8333333333333</text:p>
              </table:table-cell>
              <table:table-cell office:value-type="float" office:value="284.714962498156">
                <text:p>284.714962498156</text:p>
              </table:table-cell>
              <table:table-cell office:value-type="float" office:value="275.214620166725">
                <text:p>275.2146201667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00">
                <text:p>2900</text:p>
              </table:table-cell>
              <table:table-cell office:value-type="float" office:value="358.685639757356">
                <text:p>358.685639757356</text:p>
              </table:table-cell>
              <table:table-cell office:value-type="float" office:value="109.666666666667">
                <text:p>109.666666666667</text:p>
              </table:table-cell>
              <table:table-cell office:value-type="float" office:value="105">
                <text:p>105</text:p>
              </table:table-cell>
              <table:table-cell office:value-type="float" office:value="407.759376247588">
                <text:p>407.759376247588</text:p>
              </table:table-cell>
              <table:table-cell office:value-type="float" office:value="355.612449982687">
                <text:p>355.6124499826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00">
                <text:p>3200</text:p>
              </table:table-cell>
              <table:table-cell office:value-type="float" office:value="394.872827817808">
                <text:p>394.872827817808</text:p>
              </table:table-cell>
              <table:table-cell office:value-type="float" office:value="151.333333333333">
                <text:p>151.333333333333</text:p>
              </table:table-cell>
              <table:table-cell office:value-type="float" office:value="157.875">
                <text:p>157.875</text:p>
              </table:table-cell>
              <table:table-cell office:value-type="float" office:value="500.042740280797">
                <text:p>500.042740280797</text:p>
              </table:table-cell>
              <table:table-cell office:value-type="float" office:value="477.891913828329">
                <text:p>477.8919138283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